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3e2f" officeooo:paragraph-rsid="00153e2f"/>
    </style:style>
    <style:style style:name="P2" style:family="paragraph" style:parent-style-name="Standard">
      <style:text-properties officeooo:rsid="001781a6" officeooo:paragraph-rsid="001781a6"/>
    </style:style>
    <style:style style:name="P3" style:family="paragraph" style:parent-style-name="Standard">
      <style:text-properties officeooo:rsid="0019402a" officeooo:paragraph-rsid="0019402a"/>
    </style:style>
    <style:style style:name="P4" style:family="paragraph" style:parent-style-name="Standard">
      <style:text-properties officeooo:rsid="001aafc7" officeooo:paragraph-rsid="001aafc7"/>
    </style:style>
    <style:style style:name="P5" style:family="paragraph" style:parent-style-name="Standard">
      <style:text-properties officeooo:rsid="001d7c9c" officeooo:paragraph-rsid="001d7c9c"/>
    </style:style>
    <style:style style:name="P6" style:family="paragraph" style:parent-style-name="Standard">
      <style:text-properties officeooo:rsid="001e878b" officeooo:paragraph-rsid="001e878b"/>
    </style:style>
    <style:style style:name="P7" style:family="paragraph" style:parent-style-name="Standard">
      <style:text-properties officeooo:rsid="001e9ea5" officeooo:paragraph-rsid="001e9ea5"/>
    </style:style>
    <style:style style:name="P8" style:family="paragraph" style:parent-style-name="Standard">
      <style:text-properties officeooo:rsid="002031c2" officeooo:paragraph-rsid="002031c2"/>
    </style:style>
    <style:style style:name="P9" style:family="paragraph" style:parent-style-name="Standard">
      <style:text-properties officeooo:rsid="0021c38e" officeooo:paragraph-rsid="0021c38e"/>
    </style:style>
    <style:style style:name="P10" style:family="paragraph" style:parent-style-name="Standard">
      <style:text-properties officeooo:rsid="002d9c5b" officeooo:paragraph-rsid="002d9c5b"/>
    </style:style>
    <style:style style:name="P11" style:family="paragraph" style:parent-style-name="Standard">
      <style:text-properties officeooo:rsid="0030d1cf" officeooo:paragraph-rsid="0030d1cf"/>
    </style:style>
    <style:style style:name="P12" style:family="paragraph" style:parent-style-name="Standard">
      <style:text-properties officeooo:rsid="003381f5" officeooo:paragraph-rsid="003381f5"/>
    </style:style>
    <style:style style:name="P13" style:family="paragraph" style:parent-style-name="Standard">
      <style:text-properties officeooo:rsid="00351cd5" officeooo:paragraph-rsid="00351cd5"/>
    </style:style>
    <style:style style:name="P14" style:family="paragraph" style:parent-style-name="Standard">
      <style:text-properties officeooo:rsid="003617fa" officeooo:paragraph-rsid="003617fa"/>
    </style:style>
    <style:style style:name="P15" style:family="paragraph" style:parent-style-name="Standard">
      <style:text-properties officeooo:rsid="003672cb" officeooo:paragraph-rsid="003672cb"/>
    </style:style>
    <style:style style:name="P16" style:family="paragraph" style:parent-style-name="Standard">
      <style:text-properties officeooo:rsid="003752b1" officeooo:paragraph-rsid="003752b1"/>
    </style:style>
    <style:style style:name="P17" style:family="paragraph" style:parent-style-name="Standard">
      <style:text-properties officeooo:rsid="0039acba" officeooo:paragraph-rsid="0039acba"/>
    </style:style>
    <style:style style:name="P18" style:family="paragraph" style:parent-style-name="Standard">
      <style:text-properties officeooo:rsid="003a8ace" officeooo:paragraph-rsid="003a8ace"/>
    </style:style>
    <style:style style:name="P19" style:family="paragraph" style:parent-style-name="Standard">
      <style:text-properties officeooo:rsid="003ef6ca" officeooo:paragraph-rsid="003ef6ca"/>
    </style:style>
    <style:style style:name="P20" style:family="paragraph" style:parent-style-name="Standard">
      <style:text-properties officeooo:rsid="0041eb73" officeooo:paragraph-rsid="0041eb73"/>
    </style:style>
    <style:style style:name="P21" style:family="paragraph" style:parent-style-name="Standard">
      <style:text-properties officeooo:rsid="003ef6ca" officeooo:paragraph-rsid="003ef6ca"/>
    </style:style>
    <style:style style:name="P22" style:family="paragraph" style:parent-style-name="Standard">
      <style:text-properties officeooo:rsid="001d7c9c" officeooo:paragraph-rsid="0045b37a"/>
    </style:style>
    <style:style style:name="P23" style:family="paragraph" style:parent-style-name="Standard">
      <style:text-properties officeooo:rsid="001d7c9c" officeooo:paragraph-rsid="00490de4"/>
    </style:style>
    <style:style style:name="P24" style:family="paragraph" style:parent-style-name="Standard">
      <style:text-properties officeooo:rsid="001d7c9c" officeooo:paragraph-rsid="004c946b"/>
    </style:style>
    <style:style style:name="P25" style:family="paragraph" style:parent-style-name="Standard">
      <style:text-properties officeooo:rsid="0021c38e" officeooo:paragraph-rsid="00490de4"/>
    </style:style>
    <style:style style:name="P26" style:family="paragraph" style:parent-style-name="Standard">
      <style:text-properties officeooo:rsid="003a8ace" officeooo:paragraph-rsid="003a8ace"/>
    </style:style>
    <style:style style:name="P27" style:family="paragraph" style:parent-style-name="Standard">
      <style:text-properties officeooo:rsid="003a8ace" officeooo:paragraph-rsid="004c946b"/>
    </style:style>
    <style:style style:name="P28" style:family="paragraph" style:parent-style-name="Standard">
      <style:text-properties officeooo:rsid="004f8c14" officeooo:paragraph-rsid="00547925"/>
    </style:style>
    <style:style style:name="P29" style:family="paragraph" style:parent-style-name="Standard">
      <style:text-properties officeooo:rsid="0056bdde" officeooo:paragraph-rsid="0056bdde"/>
    </style:style>
    <style:style style:name="T1" style:family="text">
      <style:text-properties officeooo:rsid="00159a65"/>
    </style:style>
    <style:style style:name="T2" style:family="text">
      <style:text-properties officeooo:rsid="001ba3d0"/>
    </style:style>
    <style:style style:name="T3" style:family="text">
      <style:text-properties officeooo:rsid="002f8a63"/>
    </style:style>
    <style:style style:name="T4" style:family="text">
      <style:text-properties officeooo:rsid="00405db4"/>
    </style:style>
    <style:style style:name="T5" style:family="text">
      <style:text-properties officeooo:rsid="0042a7fb"/>
    </style:style>
    <style:style style:name="T6" style:family="text">
      <style:text-properties officeooo:rsid="0045b37a"/>
    </style:style>
    <style:style style:name="T7" style:family="text">
      <style:text-properties officeooo:rsid="0021c38e"/>
    </style:style>
    <style:style style:name="T8" style:family="text">
      <style:text-properties officeooo:rsid="00490de4"/>
    </style:style>
    <style:style style:name="T9" style:family="text">
      <style:text-properties officeooo:rsid="003a8ace"/>
    </style:style>
    <style:style style:name="T10" style:family="text">
      <style:text-properties officeooo:rsid="004c946b"/>
    </style:style>
    <style:style style:name="T11" style:family="text">
      <style:text-properties officeooo:rsid="00511943"/>
    </style:style>
    <style:style style:name="T12" style:family="text">
      <style:text-properties officeooo:rsid="0051c323"/>
    </style:style>
    <style:style style:name="T13" style:family="text">
      <style:text-properties officeooo:rsid="00532b78"/>
    </style:style>
    <style:style style:name="T14" style:family="text">
      <style:text-properties officeooo:rsid="00547925"/>
    </style:style>
    <style:style style:name="T15" style:family="text">
      <style:text-properties officeooo:rsid="0057a393"/>
    </style:style>
    <style:style style:name="T16" style:family="text">
      <style:text-properties officeooo:rsid="00586f51"/>
    </style:style>
    <style:style style:name="T17" style:family="text">
      <style:text-properties officeooo:rsid="005933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4: Outline of Sanity 103-118</text:p>
      <text:p text:style-name="P1">Chapter III. Some Aspects of the Land</text:p>
      <text:p text:style-name="P1"/>
      <text:p text:style-name="P20">10<text:span text:style-name="T5">5</text:span></text:p>
      <text:p text:style-name="P1">“<text:span text:style-name="T1">It would be a wild paradox in modern England to imagine that a poor woman could have a cow; but things seem to have been different in ruder and more superstitious ages.”-pg 1</text:span></text:p>
      <text:p text:style-name="P1"/>
      <text:p text:style-name="P2">2. <text:span text:style-name="T4">106</text:span></text:p>
      <text:p text:style-name="P3">In my modern state there would be some things nationalized, some machines owned coporately, some guilds sharing common profits, and so on, as well as many absolute individual owners, where such individual owners are most possible. </text:p>
      <text:p text:style-name="P4">The commercial class that is in a special sense capitalist is in its nature the very opposite of conservative. <text:span text:style-name="T2">By its own profession, it proclaims that is is perpetually using new methods and seeking for new markets. </text:span></text:p>
      <text:p text:style-name="P4"/>
      <text:p text:style-name="P5">3. <text:span text:style-name="T4">107</text:span></text:p>
      <text:p text:style-name="P5">The primary case for the peasant is of a stark and almost savage simplicity. A man in England might live on the land, if he did not have rent to pay to the landlord and wages to pay to the labourer. He would therefore be better off, even on a small scale, if he were his own landlord and his own labourer. </text:p>
      <text:p text:style-name="P6">I shall consider these separate aspects of agircultural distributism more or less in the order in which I have just noted them.</text:p>
      <text:p text:style-name="P6"/>
      <text:p text:style-name="P6">4. <text:span text:style-name="T4">108</text:span></text:p>
      <text:p text:style-name="P6">I know it is said that a man must find it monotonous to do the twenty things</text:p>
      <text:p text:style-name="P6">that are done on a farm, whereas, of course, he always finds it uproariously</text:p>
      <text:p text:style-name="P6">funny and festive to do one thing hour after hour and day after day in a</text:p>
      <text:p text:style-name="P6">factory.</text:p>
      <text:p text:style-name="P6"/>
      <text:p text:style-name="P7">5. <text:span text:style-name="T4">109</text:span></text:p>
      <text:p text:style-name="P7">Peasants have produced art because they were</text:p>
      <text:p text:style-name="P7">communal but not communist. Custom and a corporate tradition gave unity</text:p>
      <text:p text:style-name="P7">to their art; but each man was a separate artist. It is that satisfaction of the</text:p>
      <text:p text:style-name="P7">creative instinct in the individual that makes the peasantry as a whole</text:p>
      <text:p text:style-name="P7">content and therefore conservative. A multitude of men are standing on</text:p>
      <text:p text:style-name="P7">their own feet, because they are standing on their own land. But in our</text:p>
      <text:p text:style-name="P7">country, alas, the landowners have been standing upon nothing, except what</text:p>
      <text:p text:style-name="P7">they have trampled underfoot.</text:p>
      <text:p text:style-name="P7"/>
      <text:p text:style-name="P8">II Vows and Volunteers</text:p>
      <text:p text:style-name="P8"/>
      <text:p text:style-name="P9">1. <text:span text:style-name="T4">110</text:span></text:p>
      <text:p text:style-name="P9">It is impossible to put in the cheery terms of “publicity” either the truth about</text:p>
      <text:p text:style-name="P9">how bad things are, or the truth about how hard it will be to cure them.</text:p>
      <text:p text:style-name="P9"/>
      <text:p text:style-name="P9">2. <text:span text:style-name="T4">111</text:span></text:p>
      <text:p text:style-name="P9">But we have really got to say to our friends, “You are in for a rough time if you start new farms on your own; but it is the right thing.”</text:p>
      <text:p text:style-name="P9">Whatever our</text:p>
      <text:p text:style-name="P9">ultimate view of labour-saving machinery, we cannot offer our ideal as a</text:p>
      <text:p text:style-name="P9"><text:soft-page-break/>labour-saving machine. There is no more question of comfort than there is</text:p>
      <text:p text:style-name="P9">for a man in a fire, a battle, or a shipwreck. There is no way out of the</text:p>
      <text:p text:style-name="P9">danger except the dangerous way.</text:p>
      <text:p text:style-name="P9">We made some sort of attempt to appeal to better things. We have to</text:p>
      <text:p text:style-name="P9">make that appeal again; and in the face of worse things.</text:p>
      <text:p text:style-name="P9">Education really meant</text:p>
      <text:p text:style-name="P9">the teaching of town things to country people who did not want to learn</text:p>
      <text:p text:style-name="P9">them. I suggest that education should now mean the teaching of country</text:p>
      <text:p text:style-name="P9">things to town people who do want to learn them. I quite admit it would be</text:p>
      <text:p text:style-name="P9">much better to begin at least with those who really want it. But I also</text:p>
      <text:p text:style-name="P9">maintain that there are really a great many people in town and country who</text:p>
      <text:p text:style-name="P9">do really want it.</text:p>
      <text:p text:style-name="P9"/>
      <text:p text:style-name="P10">3. <text:span text:style-name="T4">112</text:span></text:p>
      <text:p text:style-name="P10">We raised three million heroes with the blast of a</text:p>
      <text:p text:style-name="P10">bugle but a few years ago; and the trumpet we hear to-day is in a more</text:p>
      <text:p text:style-name="P10">terrible sense the trump of doom.</text:p>
      <text:p text:style-name="P10">- <text:span text:style-name="T3">SO let’s try to get everyone to do it voluntarily first!</text:span></text:p>
      <text:p text:style-name="P10">We are not asking</text:p>
      <text:p text:style-name="P10">people to cut a coupon out of a newspaper, but to carve a farm out of a</text:p>
      <text:p text:style-name="P10">trackless waste; and if it is to be successful, it must be faced in something</text:p>
      <text:p text:style-name="P10">of the stubborn spirit of the old fulfilment of a vow.</text:p>
      <text:p text:style-name="P10"/>
      <text:p text:style-name="P11">4. <text:span text:style-name="T4">113</text:span></text:p>
      <text:p text:style-name="P11"/>
      <text:p text:style-name="P11"/>
      <text:p text:style-name="P12">5. <text:span text:style-name="T4">114</text:span></text:p>
      <text:p text:style-name="P12">acrobatic patterns in the air as it moves, to illustrate the perfect discipline of</text:p>
      <text:p text:style-name="P12">its social machinery. All that would be very impressive; and it really would,</text:p>
      <text:p text:style-name="P12">among other things, economize space. But if one of the men near the top of</text:p>
      <text:p text:style-name="P12">that swaying tower were to say that he hoped some day to be able to revisit</text:p>
      <text:p text:style-name="P12">the earth, I should sympathize with his sense of exile.</text:p>
      <text:p text:style-name="P12"/>
      <text:p text:style-name="P13">6. <text:span text:style-name="T4">115</text:span></text:p>
      <text:p text:style-name="P13"/>
      <text:p text:style-name="P14">7. <text:span text:style-name="T4">116</text:span></text:p>
      <text:p text:style-name="P15">Move all the slum dwellers to the countryside</text:p>
      <text:p text:style-name="P15"/>
      <text:p text:style-name="P15">8. <text:span text:style-name="T4">117</text:span></text:p>
      <text:p text:style-name="P15">n other words, long before our Communists come to the controversial</text:p>
      <text:p text:style-name="P15">ethics of confiscation, it seems to me within the resources of civilization to</text:p>
      <text:p text:style-name="P15">enable Brown to buy from Smith what is now of very little value to Smith</text:p>
      <text:p text:style-name="P15">and might be of very great value to Brown.</text:p>
      <text:p text:style-name="P16">---- Let’s set up the pleasantry class, but let’s use tools of voluntary enlistment first!</text:p>
      <text:p text:style-name="P16">I think that in its turn more defensible than half a hundred</text:p>
      <text:p text:style-name="P16">salaries that we pay to a mob of nobodies for plaguing the poor with sham</text:p>
      <text:p text:style-name="P16">science and petty tyranny.</text:p>
      <text:p text:style-name="P16">If the immediate need of the State is</text:p>
      <text:p text:style-name="P16">to pay some attention to the existence of the earth, there really seems no</text:p>
      <text:p text:style-name="P16"><text:soft-page-break/>reason why the eyes of the schoolmasters and schoolboys, staring at the</text:p>
      <text:p text:style-name="P16">stars, should not be turned in the direction of that planet.</text:p>
      <text:p text:style-name="P17">---- The state already has free education, why not disciplinary education like trade schools??</text:p>
      <text:p text:style-name="P17"/>
      <text:p text:style-name="P18">9. <text:span text:style-name="T4">118</text:span></text:p>
      <text:p text:style-name="P18">People would fall back on it as they</text:p>
      <text:p text:style-name="P18">retired from the declining trades.</text:p>
      <text:p text:style-name="P18">At present the patch is not growing,</text:p>
      <text:p text:style-name="P18">because there is no patch to grow; people do not even believe in its</text:p>
      <text:p text:style-name="P18">existence, and can hardly believe in its extension.</text:p>
      <text:p text:style-name="P18"/>
      <text:p text:style-name="P18">So far, I merely propose to suggest that many peasants would now be</text:p>
      <text:p text:style-name="P18">ready to work alone on the land, though it would be a sacrifice; that many</text:p>
      <text:p text:style-name="P18">squires would be ready to let them have the land, though it would be a</text:p>
      <text:p text:style-name="P18">sacrifice; that the State (and for that matter any other patriotic corporation)</text:p>
      <text:p text:style-name="P18">could be called upon to help either or both in these actions, that it might not</text:p>
      <text:p text:style-name="P18">be an intolerable or impossible sacrifice. In all this I would remind the</text:p>
      <text:p text:style-name="P18">reader that I am only dealing with immediately practicable action and not</text:p>
      <text:p text:style-name="P18">with an ultimate or complete condition; but it seems to me that something</text:p>
      <text:p text:style-name="P18">of this sort might be set about almost at once. I shall next proceed to</text:p>
      <text:p text:style-name="P18">consider a misunderstanding about how a group of peasants could live on</text:p>
      <text:p text:style-name="P18">the lan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Huh?</text:p>
      <text:p text:style-name="P28">Chesterton wants to bring back the peasantry class, so poor people can live in the countryside and produce food and such for the population. <text:span text:style-name="T14">This class would be more efficient because there wouldn’t be landlords or bureaucrats meddling in their affairs and they would have a big incentive to work their own land. </text:span><text:span text:style-name="T11">He doesn’t believe in forcing this class, but he believes that with natural incentives </text:span><text:span text:style-name="T12">and voluntary</text:span><text:span text:style-name="T11"> </text:span><text:span text:style-name="T13">action, </text:span><text:span text:style-name="T11">such a class would easily form. </text:span></text:p>
      <text:p text:style-name="P19"/>
      <text:p text:style-name="P19">Really?</text:p>
      <text:p text:style-name="P22">“The primary case for the peasant is of a stark and almost savage simplicity. A man in England might live on the land, if he did not have rent to pay to the landlord and wages to pay to the labourer. He would therefore be better off, even on a small scale, if he were his own landlord and his own labourer.” -<text:span text:style-name="T6">pg 107</text:span></text:p>
      <text:p text:style-name="P23">“<text:span text:style-name="T7">Education really meant</text:span></text:p>
      <text:p text:style-name="P25">the teaching of town things to country people who did not want to learn</text:p>
      <text:p text:style-name="P25">them. I suggest that education should now mean the teaching of country</text:p>
      <text:p text:style-name="P25">things to town people who do want to learn them. I quite admit it would be</text:p>
      <text:p text:style-name="P25">much better to begin at least with those who really want it. But I also</text:p>
      <text:p text:style-name="P25">maintain that there are really a great many people in town and country who</text:p>
      <text:p text:style-name="P23"><text:span text:style-name="T7">do really want it.</text:span>” -<text:span text:style-name="T8">pg 111</text:span></text:p>
      <text:p text:style-name="P24">“<text:span text:style-name="T9">So far, I merely propose to suggest that many peasants would now be</text:span></text:p>
      <text:p text:style-name="P27">ready to work alone on the land, though it would be a sacrifice; that many</text:p>
      <text:p text:style-name="P27">squires would be ready to let them have the land, though it would be a</text:p>
      <text:p text:style-name="P27">sacrifice; that the State (and for that matter any other patriotic corporation)</text:p>
      <text:p text:style-name="P27">could be called upon to help either or both in these actions, that it might not</text:p>
      <text:p text:style-name="P24"><text:span text:style-name="T9">be an intolerable or impossible sacrifice.</text:span>” -<text:span text:style-name="T10">pg 118</text:span></text:p>
      <text:p text:style-name="P19"/>
      <text:p text:style-name="P19">So What?</text:p>
      <text:p text:style-name="P29">With a decentralized agriculture sector, there could be a more robustness to the land. Different crop species of the same type would be planted and crop rotation would <text:span text:style-name="T15">also come into being naturally with different farmers trying a multitude of strategies.</text:span> <text:span text:style-name="T16">Decentralization</text:span> could prevent disasters like the Irish potato famine and the loss of the fertility in the soil <text:span text:style-name="T17">is also combined with proper educ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3T11:07:01.381842362</meta:creation-date>
    <dc:date>2022-11-14T13:40:15.322180804</dc:date>
    <meta:editing-duration>PT1H18S</meta:editing-duration>
    <meta:editing-cycles>59</meta:editing-cycles>
    <meta:generator>LibreOffice/7.4.2.3$Linux_X86_64 LibreOffice_project/40$Build-3</meta:generator>
    <meta:document-statistic meta:table-count="0" meta:image-count="0" meta:object-count="0" meta:page-count="4" meta:paragraph-count="113" meta:word-count="1449" meta:character-count="7718" meta:non-whitespace-character-count="6378"/>
  </office:meta>
</office:document-meta>
</file>